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B9C670BA3FAF61C1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4cm" svg:y="4cm" presentation:class="subtitle" presentation:user-transformed="true">
          <draw:text-box>
            <text:p text:style-name="P1">Финальный проект,</text:p>
            <text:p text:style-name="P1">3 семестр</text:p>
            <text:p text:style-name="P1">Вахрушев Вадим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интаксические фичи</text:p>
          </draw:text-box>
        </draw:frame>
        <draw:frame presentation:style-name="pr4" draw:text-style-name="P1" draw:layer="layout" svg:width="25.2cm" svg:height="9.134cm" svg:x="0.6cm" svg:y="4.4cm" presentation:class="outline" presentation:user-transformed="true">
          <draw:text-box>
            <text:list text:style-name="L2">
              <text:list-item>
                <text:p>Лемматизируем и спеллчекаем заголовки и запросы</text:p>
              </text:list-item>
              <text:list-item>
                <text:p>Считаем бм25 по заголовкам</text:p>
              </text:list-item>
              <text:list-item>
                <text:p>И по первым 4000 словам из текста <text:s text:c="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Поведенческие фичи</text:p>
          </draw:text-box>
        </draw:frame>
        <draw:frame presentation:style-name="pr4" draw:text-style-name="P1" draw:layer="layout" svg:width="25.2cm" svg:height="9.134cm" svg:x="1.2cm" svg:y="3.866cm" presentation:class="outline" presentation:user-transformed="true">
          <draw:text-box>
            <text:list text:style-name="L2">
              <text:list-item>
                <text:p>url_shows <text:s text:c="37"/>host_shows</text:p>
              </text:list-item>
              <text:list-item>
                <text:p><text:s/>url_clicks <text:s text:c="37"/>host_clicks</text:p>
                <text:p>url_dbn_shows <text:s text:c="28"/>host_dbn_shows</text:p>
              </text:list-item>
              <text:list-item>
                <text:p>url_dbn_clicks <text:s text:c="30"/>host_dbn_clicks</text:p>
                <text:p>url_dbn_last_click <text:s text:c="27"/>host_dbn_last_click</text:p>
              </text:list-item>
              <text:list-item>
                <text:p><text:s/>url_avg_pos <text:s text:c="31"/>host_avg_pos </text:p>
              </text:list-item>
              <text:list-item>
                <text:p><text:s/>avg_url_time <text:s text:c="30"/>avg_host_time</text:p>
              </text:list-item>
              <text:list-item>
                <text:p>И производные от них(CTR, dbn_attractive, dbn_satisfied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Семантические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Была использована use-large, далее – косинус между вектором запроса и заголовка</text:p>
              </text:list-item>
              <text:list-item>
                <text:p>Use-large лучше всего себя показала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Сглаживание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Мало статистики для редких запросов, пары query-url почти уникальны, надо по хостам сглаживать</text:p>
              </text:list-item>
              <text:list-item>
                <text:p>Были добавлены поведенческие фичи по query_host</text:p>
              </text:list-item>
              <text:list-item>
                <text:p>И сглажены – для каждого запроса с помощью USE ищется 10 похожих, а далее для данной пары query_host среди похожих запросов ищутся пары с тем же host и значение текущей фичи в исходном запросе сглаживается, исходя из всех подходящих пар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Идеи</text:p>
          </draw:text-box>
        </draw:frame>
        <draw:frame presentation:style-name="pr4" draw:text-style-name="P1" draw:layer="layout" svg:width="25.2cm" svg:height="9.134cm" svg:x="0.2cm" svg:y="3.866cm" presentation:class="outline" presentation:user-transformed="true">
          <draw:text-box>
            <text:list text:style-name="L2">
              <text:list-item>
                <text:p>Переводить на английский</text:p>
              </text:list-item>
              <text:list-item>
                <text:p>Геоданные</text:p>
              </text:list-item>
              <text:list-item>
                <text:p>Н-граммы, тф-идф -ничего не дало</text:p>
              </text:list-item>
              <text:list-item>
                <text:p>Пассажи</text:p>
              </text:list-item>
              <text:list-item>
                <text:p>Мэтчзу..</text:p>
              </text:list-item>
              <text:list-item>
                <text:p>Бэггинг над бустингом, алгоритмические композиции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9C670BA3FAF61C1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26:55.481156431</meta:creation-date>
    <meta:editing-duration>PT31M56S</meta:editing-duration>
    <meta:editing-cycles>6</meta:editing-cycles>
    <meta:generator>LibreOffice/6.4.6.2$Linux_X86_64 LibreOffice_project/40$Build-2</meta:generator>
    <dc:title>Bright Blue</dc:title>
    <dc:date>2021-02-24T17:50:00.361289699</dc:date>
    <meta:document-statistic meta:object-count="46"/>
  </office:meta>
</office:document-meta>
</file>